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56E00000124884CAF6A.svm" manifest:media-type=""/>
  <manifest:file-entry manifest:full-path="Pictures/20000001000007430000015BC2168B9F.svm" manifest:media-type=""/>
  <manifest:file-entry manifest:full-path="Pictures/20000001000002C2000000D8B4DF5F9E.svm" manifest:media-type=""/>
  <manifest:file-entry manifest:full-path="Pictures/200000010000014F00000124CDD19E6C.svm" manifest:media-type=""/>
  <manifest:file-entry manifest:full-path="Pictures/2000010500004F1D00003B567BFCEAD4.wmf" manifest:media-type=""/>
  <manifest:file-entry manifest:full-path="Pictures/20000001000003BB00000120FDA8CAD2.svm" manifest:media-type=""/>
  <manifest:file-entry manifest:full-path="Pictures/20000001000005FA00000131A331FEFD.svm" manifest:media-type=""/>
  <manifest:file-entry manifest:full-path="Pictures/20000001000002870000012DCDC03EB6.svm" manifest:media-type=""/>
  <manifest:file-entry manifest:full-path="Pictures/200000020000008A000000858296FFF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v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v_{SGp}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v_{GSn}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424cm" svg:height="3.301cm" svg:x="7.397cm" svg:y="0.672cm">
          <draw:image xlink:href="Pictures/200000020000008A000000858296FFF6.eps" xlink:type="simple" xlink:show="embed" xlink:actuate="onLoad">
            <text:p/>
          </draw:image>
        </draw:frame>
        <draw:frame draw:style-name="gr2" draw:text-style-name="P1" draw:layer="layout" svg:width="0.775cm" svg:height="0.36cm" svg:x="9.014cm" svg:y="0.294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1.835cm" svg:height="0.365cm" svg:x="10.904cm" svg:y="2.407cm">
          <draw:image xlink:href="Pictures/20000001000005FA00000131A331FEFD.svm" xlink:type="simple" xlink:show="embed" xlink:actuate="onLoad">
            <text:p/>
          </draw:image>
        </draw:frame>
        <draw:frame draw:style-name="gr4" draw:text-style-name="P1" draw:layer="layout" svg:width="1.145cm" svg:height="0.344cm" svg:x="7.47cm" svg:y="1.378cm">
          <draw:image xlink:href="Pictures/20000001000003BB00000120FDA8CAD2.svm" xlink:type="simple" xlink:show="embed" xlink:actuate="onLoad">
            <text:p/>
          </draw:image>
        </draw:frame>
        <draw:frame draw:style-name="gr1" draw:text-style-name="P1" xml:id="id2" draw:id="id2" draw:layer="layout" svg:width="5.078cm" svg:height="3.156cm" svg:x="0.238cm" svg:y="0.662cm">
          <draw:image xlink:href="Pictures/2000010500004F1D00003B567BFCEAD4.wmf" xlink:type="simple" xlink:show="embed" xlink:actuate="onLoad">
            <text:p/>
          </draw:image>
          <draw:glue-point draw:id="4" svg:x="-0.259cm" svg:y="-3.263cm"/>
          <draw:glue-point draw:id="5" svg:x="1.788cm" svg:y="-2.065cm"/>
          <draw:glue-point draw:id="6" svg:x="3.308cm" svg:y="3.111cm"/>
        </draw:frame>
        <draw:frame draw:style-name="gr5" draw:text-style-name="P1" draw:layer="layout" svg:width="0.401cm" svg:height="0.349cm" svg:x="0.735cm" svg:y="0.375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2" xml:id="id1" draw:id="id1" draw:layer="layout" svg:width="1.256cm" svg:height="0.848cm" svg:x="4.376cm" svg:y="0.305cm">
          <draw:text-box>
            <text:p text:style-name="P2"><text:span text:style-name="T1">خطِ بوجھ</text:span></text:p>
          </draw:text-box>
        </draw:frame>
        <draw:connector draw:style-name="gr7" draw:text-style-name="P3" draw:layer="layout" draw:type="curve" draw:line-skew="-0.292cm -1.638cm 1.762cm" svg:x1="5.004cm" svg:y1="1.153cm" svg:x2="3.684cm" svg:y2="1.589cm" draw:start-shape="id1" draw:start-glue-point="2" draw:end-shape="id2" draw:end-glue-point="5" svg:d="M5004 1153c0 312-510 208-510 311s-810 92-810 125" svg:viewBox="0 0 1321 437">
          <text:p/>
        </draw:connector>
        <draw:frame draw:style-name="gr6" draw:text-style-name="P2" xml:id="id3" draw:id="id3" draw:layer="layout" svg:width="1.836cm" svg:height="0.848cm" svg:x="4.101cm" svg:y="1.684cm">
          <draw:text-box>
            <text:p text:style-name="P2"><text:span text:style-name="T1">نقطہ کارکردگی</text:span></text:p>
          </draw:text-box>
        </draw:frame>
        <draw:connector draw:style-name="gr7" draw:text-style-name="P3" draw:layer="layout" draw:type="curve" draw:line-skew="-1.347cm" svg:x1="5.019cm" svg:y1="2.532cm" svg:x2="4.456cm" svg:y2="3.221cm" draw:start-shape="id3" draw:start-glue-point="2" draw:end-shape="id2" draw:end-glue-point="6" svg:d="M5019 2532c0 658-563 314-563 689" svg:viewBox="0 0 564 690">
          <text:p/>
        </draw:connector>
        <draw:frame draw:style-name="gr2" draw:text-style-name="P1" draw:layer="layout" svg:width="0.775cm" svg:height="0.36cm" svg:x="4.044cm" svg:y="3.507cm">
          <draw:image xlink:href="Pictures/20000001000002870000012DCDC03EB6.svm" xlink:type="simple" xlink:show="embed" xlink:actuate="onLoad">
            <text:p/>
          </draw:image>
        </draw:frame>
        <draw:frame draw:style-name="gr8" draw:text-style-name="P1" draw:layer="layout" svg:width="0.846cm" svg:height="0.258cm" svg:x="5.005cm" svg:y="3.331cm">
          <draw:image xlink:href="Pictures/20000001000002C2000000D8B4DF5F9E.svm" xlink:type="simple" xlink:show="embed" xlink:actuate="onLoad">
            <text:p/>
          </draw:image>
        </draw:frame>
        <draw:frame draw:style-name="gr9" draw:text-style-name="P1" draw:layer="layout" svg:width="1.858cm" svg:height="0.346cm" svg:x="1.678cm" svg:y="0.757cm">
          <draw:image xlink:href="Pictures/20000001000007430000015BC2168B9F.svm" xlink:type="simple" xlink:show="embed" xlink:actuate="onLoad">
            <text:p/>
          </draw:image>
        </draw:frame>
        <draw:frame draw:style-name="gr10" draw:text-style-name="P1" draw:layer="layout" svg:width="1.389cm" svg:height="0.291cm" svg:x="1.678cm" svg:y="2.862cm">
          <draw:image xlink:href="Pictures/200000010000056E00000124884CAF6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5:42:21</meta:creation-date>
    <meta:editing-duration>PT1H56M52S</meta:editing-duration>
    <meta:editing-cycles>19</meta:editing-cycles>
    <meta:generator>LibreOffice/4.2.8.2$Linux_x86 LibreOffice_project/420m0$Build-2</meta:generator>
    <dc:title>kkkFigures</dc:title>
    <meta:initial-creator>kkk </meta:initial-creator>
    <dc:date>2017-03-28T17:14:44.713273966</dc:date>
    <meta:document-statistic meta:object-count="14"/>
    <meta:template xlink:type="simple" xlink:actuate="onRequest" xlink:title="kkkFigures" xlink:href="../../../../../.libreoffice/3/user/template/kkkFigures.otg" meta:date="2014-08-04T15:42:19"/>
  </office:meta>
</office:document-meta>
</file>